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444" calcext:value-type="float">
            <text:p>43.1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2816" calcext:value-type="float">
            <text:p>42.3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7144" calcext:value-type="float">
            <text:p>41.1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200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200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200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200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200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7584" calcext:value-type="float">
            <text:p>40.8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199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199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199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199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1912" calcext:value-type="float">
            <text:p>39.6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199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6632" calcext:value-type="float">
            <text:p>39.3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198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3752" calcext:value-type="float">
            <text:p>39.1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198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3248" calcext:value-type="float">
            <text:p>39.7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198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198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944" calcext:value-type="float">
            <text:p>40.6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198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7336" calcext:value-type="float">
            <text:p>40.4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197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197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601</text:p>
          </table:table-cell>
          <table:table-cell office:value-type="string" calcext:value-type="string">
            <text:p>196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